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fo:text-align="center"/>
    </style:style>
    <style:style style:name="P3" style:parent-style-name="Titel" style:family="paragraph">
      <style:paragraph-properties fo:text-align="center"/>
    </style:style>
    <style:style style:name="P4" style:parent-style-name="Undertitel" style:family="paragraph">
      <style:paragraph-properties fo:text-align="center"/>
      <style:text-properties fo:font-size="16pt" style:font-size-asian="16pt" style:font-size-complex="16pt"/>
    </style:style>
    <style:style style:name="P5" style:parent-style-name="Undertitel" style:family="paragraph">
      <style:paragraph-properties fo:text-align="center"/>
      <style:text-properties fo:font-size="16pt" style:font-size-asian="16pt" style:font-size-complex="16pt"/>
    </style:style>
    <style:style style:name="P6" style:parent-style-name="Undertitel" style:family="paragraph">
      <style:paragraph-properties fo:text-align="center" fo:margin-left="0.5in">
        <style:tab-stops/>
      </style:paragraph-properties>
      <style:text-properties fo:font-size="16pt" style:font-size-asian="16pt" style:font-size-complex="16pt"/>
    </style:style>
    <style:style style:name="P7" style:parent-style-name="Undertitel" style:family="paragraph">
      <style:paragraph-properties fo:text-align="center"/>
      <style:text-properties fo:font-size="16pt" style:font-size-asian="16pt" style:font-size-complex="16pt"/>
    </style:style>
    <style:style style:name="P8" style:parent-style-name="Overskrift" style:family="paragraph">
      <style:paragraph-properties fo:break-before="page"/>
    </style:style>
    <style:style style:name="P9" style:parent-style-name="Indholdsfortegnelse1" style:family="paragraph">
      <style:paragraph-properties>
        <style:tab-stops>
          <style:tab-stop style:type="right" style:leader-style="dotted" style:leader-text="." style:position="6.6861in"/>
        </style:tab-stops>
      </style:paragraph-properties>
    </style:style>
    <style:style style:name="T10" style:parent-style-name="Hyperlink" style:family="text">
      <style:text-properties fo:font-weight="bold" style:font-weight-asian="bold" style:font-weight-complex="bold"/>
    </style:style>
    <style:style style:name="P11" style:parent-style-name="Indholdsfortegnelse3" style:family="paragraph">
      <style:paragraph-properties>
        <style:tab-stops>
          <style:tab-stop style:type="right" style:leader-style="dotted" style:leader-text="." style:position="6.3527in"/>
        </style:tab-stops>
      </style:paragraph-properties>
    </style:style>
    <style:style style:name="P12" style:parent-style-name="Indholdsfortegnelse2" style:family="paragraph">
      <style:paragraph-properties>
        <style:tab-stops>
          <style:tab-stop style:type="right" style:leader-style="dotted" style:leader-text="." style:position="6.5194in"/>
        </style:tab-stops>
      </style:paragraph-properties>
    </style:style>
    <style:style style:name="P13" style:parent-style-name="Indholdsfortegnelse1" style:family="paragraph">
      <style:paragraph-properties>
        <style:tab-stops>
          <style:tab-stop style:type="right" style:leader-style="dotted" style:leader-text="." style:position="6.6861in"/>
        </style:tab-stops>
      </style:paragraph-properties>
    </style:style>
    <style:style style:name="T14" style:parent-style-name="Hyperlink" style:family="text">
      <style:text-properties fo:font-weight="bold" style:font-weight-asian="bold" style:font-weight-complex="bold"/>
    </style:style>
    <style:style style:name="P15" style:parent-style-name="Indholdsfortegnelse3" style:family="paragraph">
      <style:paragraph-properties>
        <style:tab-stops>
          <style:tab-stop style:type="right" style:leader-style="dotted" style:leader-text="." style:position="6.3527in"/>
        </style:tab-stops>
      </style:paragraph-properties>
    </style:style>
    <style:style style:name="P16" style:parent-style-name="Indholdsfortegnelse2" style:family="paragraph">
      <style:paragraph-properties>
        <style:tab-stops>
          <style:tab-stop style:type="right" style:leader-style="dotted" style:leader-text="." style:position="6.5194in"/>
        </style:tab-stops>
      </style:paragraph-properties>
    </style:style>
    <style:style style:name="P17" style:parent-style-name="Indholdsfortegnelse1" style:family="paragraph">
      <style:paragraph-properties>
        <style:tab-stops>
          <style:tab-stop style:type="right" style:leader-style="dotted" style:leader-text="." style:position="6.6861in"/>
        </style:tab-stops>
      </style:paragraph-properties>
    </style:style>
    <style:style style:name="T18" style:parent-style-name="Hyperlink" style:family="text">
      <style:text-properties fo:font-weight="bold" style:font-weight-asian="bold" style:font-weight-complex="bold"/>
    </style:style>
    <style:style style:name="P19" style:parent-style-name="Indholdsfortegnelse3" style:family="paragraph">
      <style:paragraph-properties>
        <style:tab-stops>
          <style:tab-stop style:type="right" style:leader-style="dotted" style:leader-text="." style:position="6.3527in"/>
        </style:tab-stops>
      </style:paragraph-properties>
    </style:style>
    <style:style style:name="P20" style:parent-style-name="Indholdsfortegnelse2" style:family="paragraph">
      <style:paragraph-properties>
        <style:tab-stops>
          <style:tab-stop style:type="right" style:leader-style="dotted" style:leader-text="." style:position="6.5194in"/>
        </style:tab-stops>
      </style:paragraph-properties>
    </style:style>
    <style:style style:name="P21" style:parent-style-name="Indholdsfortegnelse1" style:family="paragraph">
      <style:paragraph-properties>
        <style:tab-stops>
          <style:tab-stop style:type="right" style:leader-style="dotted" style:leader-text="." style:position="6.6861in"/>
        </style:tab-stops>
      </style:paragraph-properties>
    </style:style>
    <style:style style:name="T22" style:parent-style-name="Hyperlink" style:family="text">
      <style:text-properties fo:font-weight="bold" style:font-weight-asian="bold" style:font-weight-complex="bold"/>
    </style:style>
    <style:style style:name="P23" style:parent-style-name="Indholdsfortegnelse3" style:family="paragraph">
      <style:paragraph-properties>
        <style:tab-stops>
          <style:tab-stop style:type="right" style:leader-style="dotted" style:leader-text="." style:position="6.3527in"/>
        </style:tab-stops>
      </style:paragraph-properties>
    </style:style>
    <style:style style:name="P24" style:parent-style-name="Indholdsfortegnelse2" style:family="paragraph">
      <style:paragraph-properties>
        <style:tab-stops>
          <style:tab-stop style:type="right" style:leader-style="dotted" style:leader-text="." style:position="6.5194in"/>
        </style:tab-stops>
      </style:paragraph-properties>
    </style:style>
    <style:style style:name="P25" style:parent-style-name="Indholdsfortegnelse1" style:family="paragraph">
      <style:paragraph-properties>
        <style:tab-stops>
          <style:tab-stop style:type="right" style:leader-style="dotted" style:leader-text="." style:position="6.6861in"/>
        </style:tab-stops>
      </style:paragraph-properties>
    </style:style>
    <style:style style:name="T26" style:parent-style-name="Hyperlink" style:family="text">
      <style:text-properties fo:font-weight="bold" style:font-weight-asian="bold" style:font-weight-complex="bold"/>
    </style:style>
    <style:style style:name="P27" style:parent-style-name="Indholdsfortegnelse3" style:family="paragraph">
      <style:paragraph-properties>
        <style:tab-stops>
          <style:tab-stop style:type="right" style:leader-style="dotted" style:leader-text="." style:position="6.3527in"/>
        </style:tab-stops>
      </style:paragraph-properties>
    </style:style>
    <style:style style:name="P28" style:parent-style-name="Indholdsfortegnelse2" style:family="paragraph">
      <style:paragraph-properties>
        <style:tab-stops>
          <style:tab-stop style:type="right" style:leader-style="dotted" style:leader-text="." style:position="6.5194in"/>
        </style:tab-stops>
      </style:paragraph-properties>
    </style:style>
    <style:style style:name="P29" style:parent-style-name="Normal" style:family="paragraph">
      <style:text-properties fo:hyphenate="true"/>
    </style:style>
    <style:style style:name="P30" style:parent-style-name="Overskrift1" style:family="paragraph">
      <style:paragraph-properties fo:break-before="page"/>
      <style:text-properties fo:font-weight="bold" style:font-weight-asian="bold" style:font-weight-complex="bold"/>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Overskrift2" style:family="paragraph">
      <style:paragraph-properties fo:text-align="center"/>
    </style:style>
    <style:style style:name="P34" style:parent-style-name="Undertitel" style:family="paragraph">
      <style:paragraph-properties fo:text-align="center"/>
      <style:text-properties fo:font-size="12pt" style:font-size-asian="12pt" style:font-size-complex="12pt"/>
    </style:style>
    <style:style style:name="P35" style:parent-style-name="NormalWeb" style:family="paragraph">
      <style:paragraph-properties fo:text-align="justify" fo:line-height="150%"/>
      <style:text-properties fo:color="#000000"/>
    </style:style>
    <style:style style:name="P36" style:parent-style-name="NormalWeb" style:family="paragraph">
      <style:paragraph-properties fo:text-align="justify" fo:line-height="150%"/>
      <style:text-properties fo:color="#000000"/>
    </style:style>
    <style:style style:name="P37" style:parent-style-name="NormalWeb" style:family="paragraph">
      <style:paragraph-properties fo:text-align="justify" fo:line-height="150%"/>
      <style:text-properties fo:color="#000000"/>
    </style:style>
    <style:style style:name="P38" style:parent-style-name="NormalWeb" style:family="paragraph">
      <style:paragraph-properties fo:text-align="justify" fo:line-height="150%"/>
      <style:text-properties fo:color="#000000"/>
    </style:style>
    <style:style style:name="P39" style:parent-style-name="NormalWeb" style:family="paragraph">
      <style:paragraph-properties fo:text-align="justify" fo:line-height="150%"/>
      <style:text-properties fo:color="#000000"/>
    </style:style>
    <style:style style:name="P40" style:parent-style-name="NormalWeb" style:family="paragraph">
      <style:paragraph-properties fo:text-align="justify" fo:line-height="150%"/>
      <style:text-properties fo:color="#000000"/>
    </style:style>
    <style:style style:name="P41" style:parent-style-name="NormalWeb" style:family="paragraph">
      <style:paragraph-properties fo:text-align="justify" fo:line-height="150%"/>
      <style:text-properties fo:color="#000000"/>
    </style:style>
    <style:style style:name="P42" style:parent-style-name="NormalWeb" style:family="paragraph">
      <style:paragraph-properties fo:text-align="justify" fo:line-height="150%"/>
      <style:text-properties fo:color="#000000"/>
    </style:style>
    <style:style style:name="P43" style:parent-style-name="NormalWeb" style:family="paragraph">
      <style:paragraph-properties fo:text-align="justify" fo:line-height="150%"/>
      <style:text-properties fo:color="#000000"/>
    </style:style>
    <style:style style:name="P44" style:parent-style-name="NormalWeb" style:family="paragraph">
      <style:paragraph-properties fo:text-align="justify" fo:line-height="150%"/>
    </style:style>
    <style:style style:name="T45" style:parent-style-name="Standardskrifttypeiafsnit" style:family="text">
      <style:text-properties fo:color="#000000"/>
    </style:style>
    <style:style style:name="T46" style:parent-style-name="Standardskrifttypeiafsnit" style:family="text">
      <style:text-properties fo:color="#000000"/>
    </style:style>
    <style:style style:name="P47" style:parent-style-name="Overskrift1" style:family="paragraph">
      <style:text-properties fo:font-weight="bold" style:font-weight-asian="bold" style:font-weight-complex="bold"/>
    </style:style>
    <style:style style:name="P48" style:parent-style-name="Normal" style:family="paragraph">
      <style:paragraph-properties fo:text-align="justify"/>
    </style:style>
    <style:style style:name="P49" style:parent-style-name="Overskrift2" style:family="paragraph">
      <style:paragraph-properties fo:text-align="center"/>
      <style:text-properties style:font-size-complex="12pt"/>
    </style:style>
    <style:style style:name="P50" style:parent-style-name="NormalWeb" style:family="paragraph">
      <style:paragraph-properties fo:text-align="justify" fo:line-height="150%"/>
      <style:text-properties fo:color="#000000"/>
    </style:style>
    <style:style style:name="P51" style:parent-style-name="NormalWeb" style:family="paragraph">
      <style:paragraph-properties fo:text-align="justify" fo:line-height="150%"/>
      <style:text-properties fo:color="#000000"/>
    </style:style>
    <style:style style:name="P52" style:parent-style-name="NormalWeb" style:family="paragraph">
      <style:paragraph-properties fo:text-align="justify" fo:line-height="150%"/>
      <style:text-properties fo:color="#000000"/>
    </style:style>
    <style:style style:name="P53" style:parent-style-name="NormalWeb" style:family="paragraph">
      <style:paragraph-properties fo:text-align="justify" fo:line-height="150%"/>
      <style:text-properties fo:color="#000000"/>
    </style:style>
    <style:style style:name="P54" style:parent-style-name="NormalWeb" style:family="paragraph">
      <style:paragraph-properties fo:text-align="justify" fo:line-height="150%"/>
      <style:text-properties fo:color="#000000"/>
    </style:style>
    <style:style style:name="P55" style:parent-style-name="NormalWeb" style:family="paragraph">
      <style:paragraph-properties fo:text-align="justify" fo:line-height="150%"/>
      <style:text-properties fo:color="#000000"/>
    </style:style>
    <style:style style:name="P56" style:parent-style-name="NormalWeb" style:family="paragraph">
      <style:paragraph-properties fo:text-align="justify" fo:line-height="150%"/>
      <style:text-properties fo:color="#000000"/>
    </style:style>
    <style:style style:name="P57" style:parent-style-name="NormalWeb" style:family="paragraph">
      <style:paragraph-properties fo:text-align="justify" fo:line-height="150%"/>
      <style:text-properties fo:color="#000000"/>
    </style:style>
    <style:style style:name="P58" style:parent-style-name="NormalWeb" style:family="paragraph">
      <style:paragraph-properties fo:text-align="justify" fo:line-height="150%"/>
      <style:text-properties fo:color="#000000"/>
    </style:style>
    <style:style style:name="P59" style:parent-style-name="NormalWeb" style:family="paragraph">
      <style:paragraph-properties fo:text-align="justify" fo:line-height="150%"/>
      <style:text-properties fo:color="#000000"/>
    </style:style>
    <style:style style:name="P60" style:parent-style-name="NormalWeb" style:family="paragraph">
      <style:paragraph-properties fo:text-align="justify" fo:line-height="150%"/>
      <style:text-properties fo:color="#000000"/>
    </style:style>
    <style:style style:name="P61" style:parent-style-name="NormalWeb" style:family="paragraph">
      <style:paragraph-properties fo:text-align="justify" fo:line-height="150%"/>
      <style:text-properties fo:color="#000000"/>
    </style:style>
    <style:style style:name="P62" style:parent-style-name="NormalWeb" style:family="paragraph">
      <style:paragraph-properties fo:text-align="justify" fo:line-height="150%"/>
      <style:text-properties fo:color="#000000"/>
    </style:style>
    <style:style style:name="P63" style:parent-style-name="NormalWeb" style:family="paragraph">
      <style:paragraph-properties fo:text-align="justify" fo:line-height="150%"/>
      <style:text-properties fo:color="#000000"/>
    </style:style>
    <style:style style:name="P64" style:parent-style-name="Overskrift1" style:family="paragraph">
      <style:text-properties fo:font-weight="bold" style:font-weight-asian="bold" style:font-weight-complex="bold"/>
    </style:style>
    <style:style style:name="P65" style:parent-style-name="Normal" style:family="paragraph">
      <style:paragraph-properties fo:text-align="justify"/>
    </style:style>
    <style:style style:name="P66" style:parent-style-name="Overskrift2" style:family="paragraph">
      <style:paragraph-properties fo:text-align="center"/>
    </style:style>
    <style:style style:name="P67" style:parent-style-name="Normal" style:family="paragraph">
      <style:text-properties fo:font-style="italic" style:font-style-asian="italic" style:font-style-complex="italic"/>
    </style:style>
    <style:style style:name="P68" style:parent-style-name="Normal" style:family="paragraph">
      <style:paragraph-properties fo:line-height="150%"/>
    </style:style>
    <style:style style:name="P69" style:parent-style-name="Normal" style:family="paragraph">
      <style:paragraph-properties fo:text-align="justify" fo:line-height="150%"/>
    </style:style>
    <style:style style:name="P70" style:parent-style-name="Normal" style:family="paragraph">
      <style:paragraph-properties fo:text-align="justify" fo:line-height="150%"/>
    </style:style>
    <style:style style:name="P71" style:parent-style-name="Normal" style:family="paragraph">
      <style:paragraph-properties fo:text-align="justify" fo:line-height="150%"/>
    </style:style>
    <style:style style:name="P72" style:parent-style-name="Overskrift2" style:family="paragraph">
      <style:paragraph-properties fo:text-align="center"/>
      <style:text-properties style:language-asian="da" style:country-asian="DK"/>
    </style:style>
    <style:style style:name="P73" style:parent-style-name="Overskrift1" style:family="paragraph">
      <style:text-properties fo:font-weight="bold" style:font-weight-asian="bold" style:font-weight-complex="bold"/>
    </style:style>
    <style:style style:name="P74" style:parent-style-name="Normal" style:family="paragraph">
      <style:paragraph-properties fo:text-align="justify"/>
    </style:style>
    <style:style style:name="P75" style:parent-style-name="Overskrift2" style:family="paragraph">
      <style:paragraph-properties fo:text-align="center"/>
    </style:style>
    <style:style style:name="P76" style:parent-style-name="Normal" style:family="paragraph">
      <style:paragraph-properties fo:text-align="justify" fo:line-height="150%"/>
    </style:style>
    <style:style style:name="P77" style:parent-style-name="Normal" style:family="paragraph">
      <style:paragraph-properties fo:text-align="justify" fo:line-height="150%"/>
    </style:style>
    <style:style style:name="P78" style:parent-style-name="Normal" style:family="paragraph">
      <style:paragraph-properties fo:text-align="justify"/>
    </style:style>
    <style:style style:name="P79" style:parent-style-name="Overskrift1" style:family="paragraph">
      <style:text-properties fo:font-weight="bold" style:font-weight-asian="bold" style:font-weight-complex="bold"/>
    </style:style>
    <style:style style:name="P80" style:parent-style-name="Normal" style:family="paragraph">
      <style:paragraph-properties fo:text-align="justify"/>
    </style:style>
    <style:style style:name="P81" style:parent-style-name="Overskrift2" style:family="paragraph">
      <style:paragraph-properties fo:text-align="center"/>
    </style:style>
    <style:style style:name="P82" style:parent-style-name="Normal" style:family="paragraph">
      <style:paragraph-properties fo:text-align="justify" style:vertical-align="auto" fo:margin-top="0.0694in" fo:margin-bottom="0.0694in" fo:line-height="100%"/>
      <style:text-properties style:font-name-asian="Times New Roman" fo:color="#000000" style:language-asian="da" style:country-asian="DK" fo:hyphenate="true"/>
    </style:style>
  </office:automatic-styles>
  <office:body>
    <office:text text:use-soft-page-breaks="true">
      <text:p text:style-name="P1"/>
      <text:p text:style-name="P3">Dansk Portofolie<text:s/></text:p>
      <text:p text:style-name="P4"/>
      <text:p text:style-name="P5">Navn- Tobias Petersen</text:p>
      <text:p text:style-name="Normal"/>
      <text:p text:style-name="P6">Klasse- GF2 Data Bal 20-1</text:p>
      <text:p text:style-name="Normal"/>
      <text:p text:style-name="P7">Fag- Dansk<text:s/></text:p>
      <text:p text:style-name="Normal"/>
      <text:p text:style-name="Normal"/>
      <text:soft-page-break/>
      <text:p text:style-name="P8">Indhold</text:p>
      <text:table-of-content text:name="_TOC0">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9"><text:a xlink:href="#_Toc41511101" office:target-frame-name="_top" xlink:show="replace"><text:span text:style-name="T10">Obligatorisk Opgave 1: Tale</text:span><text:tab/>3</text:a></text:p>
          <text:p text:style-name="P11"><text:a xlink:href="#_Toc41511102" office:target-frame-name="_top" xlink:show="replace"><text:span text:style-name="Hyperlink">Kommentar:</text:span><text:tab/>3</text:a></text:p>
          <text:p text:style-name="P12"><text:a xlink:href="#_Toc41511103" office:target-frame-name="_top" xlink:show="replace"><text:span text:style-name="Hyperlink">Tale om hvorfor det er svært og holde en tale</text:span><text:tab/>3</text:a></text:p>
          <text:p text:style-name="P13"><text:a xlink:href="#_Toc41511104" office:target-frame-name="_top" xlink:show="replace"><text:span text:style-name="T14">Obligatorisk Opgave 2</text:span><text:tab/>4</text:a></text:p>
          <text:p text:style-name="P15"><text:a xlink:href="#_Toc41511105" office:target-frame-name="_top" xlink:show="replace"><text:span text:style-name="Hyperlink">Kommentar:</text:span><text:tab/>4</text:a></text:p>
          <text:p text:style-name="P16"><text:a xlink:href="#_Toc41511106" office:target-frame-name="_top" xlink:show="replace"><text:span text:style-name="Hyperlink">Opleve Verden På Den Rigtige Måde</text:span><text:tab/>4</text:a></text:p>
          <text:p text:style-name="P17"><text:a xlink:href="#_Toc41511107" office:target-frame-name="_top" xlink:show="replace"><text:span text:style-name="T18">Obligatorisk Opgave 3</text:span><text:tab/>6</text:a></text:p>
          <text:p text:style-name="P19"><text:a xlink:href="#_Toc41511108" office:target-frame-name="_top" xlink:show="replace"><text:span text:style-name="Hyperlink">Kommentar:</text:span><text:tab/>6</text:a></text:p>
          <text:p text:style-name="P20"><text:a xlink:href="#_Toc41511109" office:target-frame-name="_top" xlink:show="replace"><text:span text:style-name="Hyperlink">Pæredansk og Perkerdansk</text:span><text:tab/>6</text:a></text:p>
          <text:p text:style-name="P21"><text:a xlink:href="#_Toc41511110" office:target-frame-name="_top" xlink:show="replace"><text:span text:style-name="T22">Opgave 4</text:span><text:tab/>7</text:a></text:p>
          <text:p text:style-name="P23"><text:a xlink:href="#_Toc41511111" office:target-frame-name="_top" xlink:show="replace"><text:span text:style-name="Hyperlink">Kommentar:</text:span><text:tab/>7</text:a></text:p>
          <text:p text:style-name="P24"><text:a xlink:href="#_Toc41511112" office:target-frame-name="_top" xlink:show="replace"><text:span text:style-name="Hyperlink">Besjæl en genstand</text:span><text:tab/>7</text:a></text:p>
          <text:p text:style-name="P25"><text:a xlink:href="#_Toc41511113" office:target-frame-name="_top" xlink:show="replace"><text:span text:style-name="T26">Opgave 5</text:span><text:tab/>8</text:a></text:p>
          <text:p text:style-name="P27"><text:a xlink:href="#_Toc41511114" office:target-frame-name="_top" xlink:show="replace"><text:span text:style-name="Hyperlink">Kommentar:</text:span><text:tab/>8</text:a></text:p>
          <text:p text:style-name="P28"><text:a xlink:href="#_Toc41511115" office:target-frame-name="_top" xlink:show="replace"><text:span text:style-name="Hyperlink">Smag verden</text:span><text:tab/>8</text:a></text:p>
        </text:index-body>
      </text:table-of-content>
      <text:p text:style-name="Normal"/>
      <text:p text:style-name="P29"><text:bookmark-start text:name="_Toc41245929"/><text:bookmark-start text:name="_Toc41394558"/></text:p>
      <text:h text:style-name="P30" text:outline-level="1"><text:bookmark-start text:name="_Toc41425257"/><text:bookmark-start text:name="_Toc41493721"/><text:bookmark-start text:name="_Toc41511101"/><text:soft-page-break/>Obligatorisk Opgave 1<text:bookmark-end text:name="_Toc41245929"/>: Tale<text:bookmark-end text:name="_Toc41394558"/><text:bookmark-end text:name="_Toc41425257"/><text:bookmark-end text:name="_Toc41493721"/><text:bookmark-end text:name="_Toc41511101"/><text:s text:c="2"/></text:h>
      <text:p text:style-name="Normal"/>
      <text:h text:style-name="Overskrift3" text:outline-level="3"><text:bookmark-start text:name="_Toc41394559"/><text:bookmark-start text:name="_Toc41425258"/><text:bookmark-start text:name="_Toc41493722"/><text:bookmark-start text:name="_Toc41511102"/>Kommentar:<text:bookmark-end text:name="_Toc41394559"/><text:bookmark-end text:name="_Toc41425258"/><text:bookmark-end text:name="_Toc41493722"/><text:bookmark-end text:name="_Toc41511102"/><text:s/></text:h>
      <text:p text:style-name="P31">Talen er skrevet i anledningen af vores læreren om hvad en tale er og hvordan man kan skrive en. Talen er såledeles en informerende tale, hvor der ofte lægges vægt på at have en stærk etos og informere publikummet og det emne man snakker om og at tilhørende forstår og husker de vigtigste informationer. I min tale fokuserede jeg meget på at mine lytter viste at jeg var lige så nervøs, hvis ikke mere nervøs, end nogle af dem og at jeg heller ikke var tryk ved og stå og holde den tale, men jeg forsikrede dem også om at hvis de kunne stå<text:s/>og gøre det ville de på et tidspunkt indse at det var det værd og at det ville komme dem til gavn.<text:s/></text:p>
      <text:p text:style-name="P32"/>
      <text:h text:style-name="P33" text:outline-level="2"><text:bookmark-start text:name="_Toc41394560"/><text:bookmark-start text:name="_Toc41425259"/><text:bookmark-start text:name="_Toc41493723"/><text:bookmark-start text:name="_Toc41511103"/>Tale om hvorfor det er svært og holde en tale<text:bookmark-end text:name="_Toc41394560"/><text:bookmark-end text:name="_Toc41425259"/><text:bookmark-end text:name="_Toc41493723"/><text:bookmark-end text:name="_Toc41511103"/></text:h>
      <text:p text:style-name="P34">Hvorfor skal det være så svært og holde en tale?</text:p>
      <text:p text:style-name="P35">Jeg mener, hvorfor er noget af det sværeste at holde en<text:s/>tale. Når man tænker over det burde det ikke være så svært igen.</text:p>
      <text:p text:style-name="P36">Alt hvad man skal er ”mere eller mindre bare og rejse sig op og begynde og tale”, det lyder jo ikke særligt svært, vi taler alle sammen til dejligt, men når det kommer til at vi skal stå op eller være i centrum af flere personers opmærksomhed som sidder spændte og forventningsfulde på og høre hvad man har og sige, så går man i baglås, og begynder og kludre rundt i det hele.</text:p>
      <text:p text:style-name="P37">Jeg siger ikke at alle er dårlige til og holde taler, fordi der er folk som er fantastiske til og holde taler, og de køre bare med klatten når de holder deres taler. Måske fordi de kommer velforberedte og kan mere eller mindre deres taler i hoved.</text:p>
      <text:p text:style-name="P38">Eller måske fordi nogle mennesker nyder alt opmærksomheden, de fryder sig over<text:s/>at de er lige midt i centrum og alle folk lytter til hvad de har og sige. Sådan nogle mennesker er typisk dem man vil finde i centrum af begivenheder og andre sociale sammenkomster.</text:p>
      <text:p text:style-name="P39">Men bare ikke alle mennesker kan overskue og holde taler, det kan jo være<text:s/>af forskellige grunde, nogle kan være nervøse andre kan måske have en form for social angst og går måske i chok når alle folks opmærksomhed er rettet mod dem.</text:p>
      <text:p text:style-name="P40">Jeg personligt har selv svært ved og holde taler, jeg hader og være i centrum af folks opmærksomhed og jeg bryder mig generelt ikke om og være i sådanne situationer hvor jeg ikke følger mig sikker, for eksempel lige nu, jeg bryder mig ikke om og stå her og holde denne her tale, men gør det alligevel, fordi det er noget jeg bliver nødt til, ikke kun fordi at det var en lektie til i dag, eller fordi at vi for en karakter for det, men fordi at det er noget jeg bliver nødt til for og udvikle mig, fordi hvis jeg bare<text:s/><text:soft-page-break/>kan holde ud og stå her og snakke foran jer. Så vil det hjælpe mig til og blive mere tryk<text:s/>ved og færdes socialt med andre mennesker.</text:p>
      <text:p text:style-name="P41">Men det vil også hjælpe dem som heller ikke har det så nemt med og holde en tale, det vil forhåbentligt give dem en form for mod på selv og prøve og holde en tale.</text:p>
      <text:p text:style-name="P42">Men den eneste person som rigtigt kan sætte en stopper for din tale, er Dig Selv. Ikke nogen andre, men dig selv fordi hvis man ikke tager chancen, mens man har den, kan det være man kommer til og fortryde det på et senere tidspunkt.</text:p>
      <text:p text:style-name="P43">Fordi der er ikke nogen der er i det her rum som kan sige med 100% sikkerhed at de har det er vilde med og holde taler, måske er der nogle som er gode til det, men ligegyldigt hvor god man er kan man altid blive bedre.</text:p>
      <text:p text:style-name="P44"><text:span text:style-name="T45">Alle mennesker kan blive bedre til ting, spørgsmålet er bare om man har lyst, hvis man ikke har lyst, er det</text:span><text:span text:style-name="T46"><text:s/>fair, det er trosalt ens ejet valg.</text:span></text:p>
      <text:p text:style-name="Normal"/>
      <text:p text:style-name="Normal"/>
      <text:h text:style-name="P47" text:outline-level="1"><text:bookmark-start text:name="_Toc41245930"/><text:bookmark-start text:name="_Toc41394561"/><text:bookmark-start text:name="_Toc41425260"/><text:bookmark-start text:name="_Toc41493724"/><text:bookmark-start text:name="_Toc41511104"/>Obligatorisk Opgave 2<text:bookmark-end text:name="_Toc41245930"/><text:bookmark-end text:name="_Toc41394561"/><text:bookmark-end text:name="_Toc41425260"/><text:bookmark-end text:name="_Toc41493724"/><text:bookmark-end text:name="_Toc41511104"/><text:s/></text:h>
      <text:p text:style-name="Normal"/>
      <text:h text:style-name="Overskrift3" text:outline-level="3"><text:bookmark-start text:name="_Toc41394562"/><text:bookmark-start text:name="_Toc41425261"/><text:bookmark-start text:name="_Toc41493725"/><text:bookmark-start text:name="_Toc41511105"/>Kommentar:<text:bookmark-end text:name="_Toc41394562"/><text:bookmark-end text:name="_Toc41425261"/><text:bookmark-end text:name="_Toc41493725"/><text:bookmark-end text:name="_Toc41511105"/><text:s/></text:h>
      <text:p text:style-name="P48">Reklameanalysen er lavet på grund af at vi har arbejdet med forskellige analysepunkter og medie former og vi skulle dertil lære og lade være med og skrive i punktform, og så lære og<text:s/>lade være med og skrive overskrifter til alle de forskellige dele af vores analyse. Plus jeg er blevet bedre til og skrive som flydende tekst og uddybe mine svar, fordi det har aldrig været en af mine stærke sider og det er noget som denne her opgaver har<text:s/>hjulpet mig med og bliver lidt bedre til.<text:s/></text:p>
      <text:p text:style-name="Normal"/>
      <text:p text:style-name="Normal"/>
      <text:h text:style-name="P49" text:outline-level="2"><text:bookmark-start text:name="_Toc41394563"/><text:bookmark-start text:name="_Toc41425262"/><text:bookmark-start text:name="_Toc41493726"/><text:bookmark-start text:name="_Toc41511106"/>Opleve Verden På Den Rigtige Måde<text:bookmark-end text:name="_Toc41394563"/><text:bookmark-end text:name="_Toc41425262"/><text:bookmark-end text:name="_Toc41493726"/><text:bookmark-end text:name="_Toc41511106"/><text:s/></text:h>
      <text:p text:style-name="P50">Produktet af reklamen er en plakat. Afsenderen af reklamen er et rejsebureau ved navn FDM Travel. Reklamen blev bragt i bladet Magasinet Motor i efteråret 2018. Målgruppen for<text:s/>denne reklame er folk, som læser ”Magasinet Motor”.</text:p>
      <text:p text:style-name="P51">Reklamen har et klart budskab i, at de gerne vil have, at folk skal købe en rejse til Yosemite. Det første jeg lægger mærke til, er solen i baggrunden.</text:p>
      <text:p text:style-name="P52">Temaet i reklamen er, at FDM Travel gerne vil sælge<text:s/>deres rejser, derfor kunne temaet være noget hen af frihed og rejselyst. Fordi at reklamen vækker en form for lyst til og rejse.<text:s/></text:p>
      <text:soft-page-break/>
      <text:p text:style-name="P53"><text:s/>Ja der er indlagt en storytelling i reklamen, storyen er at ”der er mange veje til Yosemite en af dem er din”.<text:s/></text:p>
      <text:p text:style-name="P54">Reklamens<text:s/>overskrift er placeret oppe i venstre hjørne af plakaten, der er en del tekst lidt under midten på plakaten. Balancen i reklamen ligger hårdt til venstre, hvilket gør at man bliver trukket til venstre side på den. Ja der er gjort brug af det gyldne snit i<text:s/>reklamen det kan man se ved, at det øverste til højre snit er placeret på bjergene i baggrunden.</text:p>
      <text:p text:style-name="P55">Typen af billede brugt i reklamen er et foto. Fotoet forstiller en kvinde der er ved og tage et billede af en solopgang eller nedgang ved en bjergkæde.</text:p>
      <text:p text:style-name="P56">Forgrunden er der nogle sten med en form for buske på, samt en kvinde der står i en rød jakke og sorte bukser, der er ved og tage et billede af en solopgang/nedgang med et kamera. I mellemgrunden af billedet er der en bjergkæde, som også har en form for buske voksne. I Baggrunden er der en sol, som er ved og stå op eller gå ned, samt bjergkæden forsætter og himlen er blågrå på grund af solens lys skærer gennem de andre farver.</text:p>
      <text:p text:style-name="P57">Det er et supertotalt billede fordi man kan se alt på billedet, der er<text:s/>vandrette linjer i billedet fx, hvis man kikker ved kvindens knæ, den række af blomster er vandrette. Der er også diagonale linjer i billedet fx, hvis man kikker på solens stråler, så er de diagonale.</text:p>
      <text:p text:style-name="P58">Det er normalt perspektiv fordi man ser det fra et lige<text:s/>perspektiv og billedet er ikke taget så man kikker ned eller op på noget, men henad med billedet.</text:p>
      <text:p text:style-name="P59">Der er en blanding af lyse og mørke farver på billedet, de lyse farver kommer fra solen, som lyser fx blomsterne op. Og de mere mørke farver kommer fra de steder, hvor solens stråler ikke rammer. Fx de lysegule og orange farver giver en form for varme og behag på billedet, hvor de mere mørke farver giver en form for kuling.</text:p>
      <text:p text:style-name="P60">Der er en dybde i billedet, hvor hvis man kikker på stenene og blomsterne i fronten af<text:s/>billedet er de forholdsvise store, men hvis man kikker på bjergkæden omme i baggrunden af billedet, vil man kunne se, at de ikke er særligt store selvom de er rigtigt mange gange større end blomsterne i fronten.</text:p>
      <text:p text:style-name="P61">Det geografiske miljø er en eller anden form<text:s/>for naturpark i Yosemite. De vigtige ting for billedet er, at personen, som er i gang med og tage et billede af naturfænomenet har et kamera, og naturfænomenet, som skaber billedet.</text:p>
      <text:p text:style-name="P62">Personen på billedet er en ukendt person, som ca. er i 30’verne, personen<text:s/>på billedet ser ud til og være en kvinde, hun har brunt hår og er foreneligt fra ”den kaukasiske race” (Hun er hvid og oprinder højst<text:s/><text:soft-page-break/>sandsyndeligt fra Europa), hendes krosprog er forholdsvis fokuseret, det kan man se ved, at hun har det ene af sin ben er<text:s/>bøjet forlæns og hun har bøget sin ryg lidt, mens hun har sine hænder oppe på kameraet. Symboler i billedet kunne fx være, at naturen er smuk og yndefuld. Overskriften er formuleret med korte konkrete sætninger.</text:p>
      <text:p text:style-name="P63">Reklamen fungerer godt i forhold til målgruppen, fordi de fleste, som læser Magasinet Motor kan godt lide deres biler og de nyder et godt feriested for dem og familien.</text:p>
      <text:p text:style-name="Normal"/>
      <text:h text:style-name="P64" text:outline-level="1"><text:bookmark-start text:name="_Toc41245931"/><text:bookmark-start text:name="_Toc41394564"/><text:bookmark-start text:name="_Toc41425263"/><text:bookmark-start text:name="_Toc41493727"/><text:bookmark-start text:name="_Toc41511107"/>Obligatorisk Opgave 3<text:bookmark-end text:name="_Toc41245931"/><text:bookmark-end text:name="_Toc41394564"/><text:bookmark-end text:name="_Toc41425263"/><text:bookmark-end text:name="_Toc41493727"/><text:bookmark-end text:name="_Toc41511107"/><text:s/></text:h>
      <text:p text:style-name="Normal"/>
      <text:h text:style-name="Overskrift3" text:outline-level="3"><text:bookmark-start text:name="_Toc41394565"/><text:bookmark-start text:name="_Toc41425264"/><text:bookmark-start text:name="_Toc41493728"/><text:bookmark-start text:name="_Toc41511108"/>Kommentar:<text:bookmark-end text:name="_Toc41394565"/><text:bookmark-end text:name="_Toc41425264"/><text:bookmark-end text:name="_Toc41493728"/><text:bookmark-end text:name="_Toc41511108"/><text:s/></text:h>
      <text:p text:style-name="P65">I denne opgave har vi skulle læse kronikken ”Pæredansk og Perkerdansk”, dertil skulle vi så finde frem til hovedsynspunktet i kronikken, hvor vi så skulle skrive lidt om hvad vi mente og hvorfor vi mente det vi nu engang gjorde. <text:s/>Og vi skulle også lave en lille præsentation af kronikken altså, hvem der har skrevet den, hvor og hvornår den er udgivet, Og så skulle vi også skrive en indledning hvor vi omdiskuterede unges sprogbrug og hvad vi mente om det.<text:s/></text:p>
      <text:p text:style-name="Normal"/>
      <text:h text:style-name="P66" text:outline-level="2"><text:bookmark-start text:name="_Toc41394566"/><text:bookmark-start text:name="_Toc41425265"/><text:bookmark-start text:name="_Toc41493729"/><text:bookmark-start text:name="_Toc41511109"/>Pæredansk og Perkerdansk<text:bookmark-end text:name="_Toc41394566"/><text:bookmark-end text:name="_Toc41425265"/><text:bookmark-end text:name="_Toc41493729"/><text:bookmark-end text:name="_Toc41511109"/></text:h>
      <text:p text:style-name="Normal"/>
      <text:p text:style-name="P67">Jeg har arbejdet med ”Pæredansk og Perkerdansk”, som er skrevet af Norman Jørgensen og Tore Kristiansen og den er blevet udgivet den 4. februar 1998 i Information.<text:s/></text:p>
      <text:p text:style-name="Normal"/>
      <text:p text:style-name="P68">Hovedsynspunkt: Hovedsynspunktet er om man har dansk som andetsprog eller modersmål.<text:s/></text:p>
      <text:p text:style-name="P69">Jeg mener at hovedsynspunktet står meget godt i og med at det faktisk er rigtigt at folk, som er født og opvokset med dansktallene forældre snakker en anden form for dansk end de folk, der ikke er opvokset med dansktallene forældre. Jeg mener dog også at det er en god ting at vi for folk til landet som gerne ville lære vores sprog (altså dansk) fordi at det vil gøre at vores sprog udvikler sig og vores horisonter udvides.<text:s/></text:p>
      <text:p text:style-name="P70">Derudover nu om dage bruger unge mennesker mange forskellige ord fra en del forskellige sprog og kulturer, hvilket gør at det danske sprog udvikler sig mere og mere for hvert nyt udlandsord vi tager til os. Der er nogle dansktalende mennesker, der ikke vil have at sproget dansk udvikler sig, fordi det vil betyde at de skal til og lære at bruge dansk på en ny måde. Jeg forstår ikke helt den logik i og med at det danske sprog over de sidste mange år har taget udlandskeord til sig det vil det forsætte med.<text:s/></text:p>
      <text:soft-page-break/>
      <text:p text:style-name="P71">Dem som taler ”Pæredansk” kan eller vil ikke forstå dem som snakker ”Perkerdansk” hvilket er et problem, fordi det skaber en form for ubalance i sproget og gør at folk som snakker ”Perkerdansk” ikke har lyst til og lære/blive bedre til dansk og komme tættere på ”Pæredansk” i de sproglige evner dansk kræver. Hvilket ikke er forståeligt fordi hvis man har sådan et syn på folk der ikke er så gode til dansk, skal man så mon til og vende den om og se hvor gode de er<text:s/>til et fremmedsprog og begynde og vurdere og kalde deres måde og snakke på noget andet end det er, som for eksempel dansker der ikke er så gode til og snakke engelsk, det kunne man for ”Danglish” hvilket jo heller ikke ligefrem lyder som det perfekte engelsk.<text:s/></text:p>
      <text:h text:style-name="P72" text:outline-level="2"/>
      <text:p text:style-name="Normal"/>
      <text:h text:style-name="P73" text:outline-level="1"><text:bookmark-start text:name="_Toc41245932"/><text:bookmark-start text:name="_Toc41394567"/><text:bookmark-start text:name="_Toc41425266"/><text:bookmark-start text:name="_Toc41493730"/><text:bookmark-start text:name="_Toc41511110"/>Opgave 4<text:bookmark-end text:name="_Toc41245932"/><text:bookmark-end text:name="_Toc41394567"/><text:bookmark-end text:name="_Toc41425266"/><text:bookmark-end text:name="_Toc41493730"/><text:bookmark-end text:name="_Toc41511110"/></text:h>
      <text:p text:style-name="Normal"/>
      <text:h text:style-name="Overskrift3" text:outline-level="3"><text:bookmark-start text:name="_Toc41394568"/><text:bookmark-start text:name="_Toc41425267"/><text:bookmark-start text:name="_Toc41493731"/><text:bookmark-start text:name="_Toc41511111"/>Kommentar:<text:bookmark-end text:name="_Toc41394568"/><text:bookmark-end text:name="_Toc41425267"/><text:bookmark-end text:name="_Toc41493731"/><text:bookmark-end text:name="_Toc41511111"/><text:s/></text:h>
      <text:p text:style-name="P74">I denne her opgave skulle vi tage og besjæle en genstand, vi fik selv lov til og vælge hvilken genstand det skulle være, jeg valgte og besjæle min telefon, da det er den ting jeg muligvis bruger mest ud af alle de mange<text:s/>forskellige ting jeg har. Denne her opgave har lært mig at det ikke er lige så nemt og besjæle en ting som jeg først havde tænkt, dertil syndes jeg at det har hjulpet mig og lave denne opgave fordi jeg nu har fået en forståelse for hvordan man bringer en genstand til live gennem sproget.<text:s/></text:p>
      <text:p text:style-name="Normal"/>
      <text:h text:style-name="P75" text:outline-level="2"><text:bookmark-start text:name="_Toc41425268"/><text:bookmark-start text:name="_Toc41493732"/><text:bookmark-start text:name="_Toc41511112"/>Besjæl en genstand<text:bookmark-end text:name="_Toc41425268"/><text:bookmark-end text:name="_Toc41493732"/><text:bookmark-end text:name="_Toc41511112"/></text:h>
      <text:p text:style-name="P76">Den holder mig vågen til langt ud på natten, dens skærpe lys skære mig i øjnene om natten så vidt som tidligt om morgen, den har en masse forskellige funktioner som hjælper mig med og komme op om morgen<text:s/>og huske og gå i seng om aften. Den er med mig hvor end jeg går, den er blevet en vigtig del af min hverdag, ja faktisk en vigtig del af mit liv, den holder styr på alle mine aftaler og sikre at jeg ikke glemmer om dem, dens hukommelse er uden tvivl uovervindelig, der er ikke meget som kan hamle op med den, den bliver opdateret regelmæssigt og er stadigvæk i stand til mere og har flere features som jeg ikke kender til. På vej til skole minder den mig om at jeg skal huske og tjekke ind med nogle af mine venner, den fortæller mig hvilket tog jeg skal tage og hvilken station jeg skal stå af på for og nå det næste, den fortæller mig også hvilken vej jeg skal fra stationen til skole, den giver så vidt også besked når mine lære poster ting på de platforme skolen<text:s/>er connectet og har adgang til.<text:s/></text:p>
      <text:p text:style-name="P77">Hvis jeg ikke har den med mig, bliver jeg bekymret for at jeg har mistet den eller måske at den er blevet stjålet, hvis det skete at jeg havde glemt den derhjemme kunne jeg glemme om hvad det var jeg skulle nå inden skolen<text:s/>eller i værste tilfælde kunne min dag falde helt fra hinanden og jeg kunne<text:s/><text:soft-page-break/>ende med og glemme vigtige ting og aftaler, hvor jeg skal møde op og være på. Den er skrøbelig, men jeg har sikkert mig protection til og beskytte den mod alverdens ting som riser,<text:s/>skræmmer og værst revner som kan gå hen og gøre at den ville blive ubrugelig i sidste ende.<text:s/></text:p>
      <text:p text:style-name="P78"/>
      <text:h text:style-name="P79" text:outline-level="1"><text:bookmark-start text:name="_Toc41245933"/><text:bookmark-start text:name="_Toc41394569"/><text:bookmark-start text:name="_Toc41425269"/><text:bookmark-start text:name="_Toc41493733"/><text:bookmark-start text:name="_Toc41511113"/>Opgave 5<text:bookmark-end text:name="_Toc41245933"/><text:bookmark-end text:name="_Toc41394569"/><text:bookmark-end text:name="_Toc41425269"/><text:bookmark-end text:name="_Toc41493733"/><text:bookmark-end text:name="_Toc41511113"/><text:s/></text:h>
      <text:p text:style-name="Normal"/>
      <text:h text:style-name="Overskrift3" text:outline-level="3"><text:bookmark-start text:name="_Toc41394570"/><text:bookmark-start text:name="_Toc41425270"/><text:bookmark-start text:name="_Toc41493734"/><text:bookmark-start text:name="_Toc41511114"/>Kommentar:<text:bookmark-end text:name="_Toc41394570"/><text:bookmark-end text:name="_Toc41425270"/><text:bookmark-end text:name="_Toc41493734"/><text:bookmark-end text:name="_Toc41511114"/><text:s/></text:h>
      <text:p text:style-name="P80">I denne her opgave har vi skulle lave en smagsoplevelse uden og nævne navnet på slikket, vi fik udleveret slikket af vores lære i nogle skåle som havde en form for låg på. Vi skulle minimum skrive syv linjer til denne opgave, og derefter læse vores smagsoplevelser højt i små grupper på tre til fire mennesker.<text:s/></text:p>
      <text:p text:style-name="Normal"/>
      <text:h text:style-name="P81" text:outline-level="2"><text:bookmark-start text:name="_Toc41493735"/><text:bookmark-start text:name="_Toc41511115"/>Smag verden<text:bookmark-end text:name="_Toc41493735"/><text:bookmark-end text:name="_Toc41511115"/><text:s/></text:h>
      <text:p text:style-name="P82">Den har 4 kanter og er formet som et rektangel, enderne er formet mere som en trapez end en firkant, når slikket kommer ind på tungen og for lov til og ligge lidt, begynder det lige så stille og smelte på grund af varmen fra ens munden, hvis man prøver og tykke på slikket ville man få en knasende lyd næsten ligesom en kiks,<text:s/>den er blevet overtrukket med et sødt og laktoserit lag af en eller anden struktur. Dens overflade er glat ligesom en babys numse, og den forekommer ofte i en pakke med to til fire stykker i ad gangen. Det er blevet produceret med mælk og hvede. Det er verdenskendt og bliver solgt i store dele af verde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905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fo:line-height="100%"/>
      <style:text-properties style:font-name-asian="Times New Roman" fo:color="#000000"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asian="Times New Roman" fo:color="#4472C4" fo:font-size="14pt" style:font-size-asian="14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fo:line-height="100%"/>
      <style:text-properties style:font-name-asian="Times New Roman" fo:color="#000000"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3Tegn" style:display-name="Overskrift 3 Tegn" style:family="text" style:parent-style-name="Standardskrifttypeiafsnit">
      <style:text-properties style:font-name-asian="Times New Roman" style:font-name-complex="Times New Roman" fo:color="#000000"/>
    </style:style>
    <style:style style:name="Overskrift1Tegn" style:display-name="Overskrift 1 Tegn" style:family="text" style:parent-style-name="Standardskrifttypeiafsnit">
      <style:text-properties style:font-name-asian="Times New Roman" style:font-name-complex="Times New Roman" fo:color="#000000" fo:font-size="16pt" style:font-size-asian="16pt" style:font-size-complex="16pt"/>
    </style:style>
    <style:style style:name="Titel" style:display-name="Titel" style:family="paragraph" style:parent-style-name="Normal" style:next-style-name="Normal">
      <style:paragraph-properties fo:margin-bottom="0in" fo:line-height="100%"/>
      <style:text-properties style:font-name-asian="Times New Roman"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paragraph-properties fo:line-height="100%"/>
      <style:text-properties style:font-name-asian="Times New Roman" fo:color="#5A5A5A" fo:letter-spacing="0.0104in" fo:font-size="11pt" style:font-size-asian="11pt" style:font-size-complex="11pt" fo:hyphenate="false"/>
    </style:style>
    <style:style style:name="UndertitelTegn" style:display-name="Undertitel Tegn" style:family="text" style:parent-style-name="Standardskrifttypeiafsnit">
      <style:text-properties style:font-name-asian="Times New Roman" style:font-name-complex="Times New Roman" fo:color="#5A5A5A" fo:letter-spacing="0.0104in" fo:font-size="11pt" style:font-size-asian="11pt" style:font-size-complex="11pt"/>
    </style:style>
    <style:style style:name="Overskrift2Tegn" style:display-name="Overskrift 2 Tegn" style:family="text" style:parent-style-name="Standardskrifttypeiafsnit">
      <style:text-properties style:font-name-asian="Times New Roman" style:font-name-complex="Times New Roman" fo:color="#4472C4" fo:font-size="14pt" style:font-size-asian="14pt" style:font-size-complex="13pt"/>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Ingenafstand" style:display-name="Ingen afstand" style:family="paragraph">
      <style:paragraph-properties fo:margin-bottom="0in" fo:line-height="100%"/>
      <style:text-properties style:font-name="Calibri" style:font-name-asian="Times New Roman" fo:font-size="11pt" style:font-size-asian="11pt" style:font-size-complex="11pt" style:language-asian="da" style:country-asian="DK" fo:hyphenate="false"/>
    </style:style>
    <style:style style:name="IngenafstandTegn" style:display-name="Ingen afstand Tegn" style:family="text" style:parent-style-name="Standardskrifttypeiafsnit">
      <style:text-properties style:font-name="Calibri" style:font-name-asian="Times New Roman" style:font-name-complex="Times New Roman" fo:font-size="11pt" style:font-size-asian="11pt" style:font-size-complex="11pt" style:language-asian="da" style:country-asian="DK"/>
    </style:style>
    <style:style style:name="Overskrift" style:display-name="Overskrift" style:family="paragraph" style:parent-style-name="Overskrift1" style:next-style-name="Normal" style:default-outline-level="1">
      <style:paragraph-properties style:vertical-align="auto" fo:line-height="101%"/>
      <style:text-properties style:font-name="Calibri Light" fo:color="#2F5496" style:language-asian="da" style:country-asian="DK" fo:hyphenate="false"/>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asian="Times New Roman" style:language-asian="da" style:country-asian="DK" fo:hyphenate="true"/>
    </style:style>
    <style:style style:name="Indholdsfortegnelse3" style:display-name="Indholdsfortegnelse 3" style:family="paragraph" style:parent-style-name="Normal" style:next-style-name="Normal" style:auto-update="true">
      <style:paragraph-properties fo:margin-bottom="0.0694in" fo:margin-left="0.3333in">
        <style:tab-stops/>
      </style:paragraph-properties>
      <style:text-properties fo:hyphenate="false"/>
    </style:style>
    <style:style style:name="Indholdsfortegnelse2" style:display-name="Indholdsfortegnelse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fod" style:family="paragraph">
      <style:paragraph-properties fo:text-align="end"/>
    </style:style>
  </office:automatic-styles>
  <office:master-styles>
    <style:master-page style:name="MP0" style:page-layout-name="PL0">
      <style:header>
        <text:p text:style-name="Sidehoved">Tobias. P<text:tab/>Dansk<text:tab/>27-05-2020</text:p>
        <text:p text:style-name="Normal"/>
      </style:header>
      <style:footer>
        <text:p text:style-name="P2"><text:page-number text:fixed="false">2</text:page-number></text:p>
        <text:p text:style-name="Sidefod"/>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bias petersen</meta:initial-creator>
    <dc:creator>tobias petersen</dc:creator>
    <meta:creation-date>2020-05-24T17:40:00Z</meta:creation-date>
    <dc:date>2020-05-27T20:32:00Z</dc:date>
    <meta:template xlink:href="Normal" xlink:type="simple"/>
    <meta:editing-cycles>642</meta:editing-cycles>
    <meta:editing-duration>PT42300S</meta:editing-duration>
    <meta:document-statistic meta:page-count="8" meta:paragraph-count="28" meta:word-count="1977" meta:character-count="14015" meta:row-count="100" meta:non-whitespace-character-count="12066"/>
  </office:meta>
</office:document-meta>
</file>